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25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44"/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6.1898in" svg:height="6.4004in" svg:x="0.6185in" svg:y="2.7713in">
            <draw:object draw:notify-on-update-of-ranges="Rewards.A3:Rewards.A12 Rewards.B2:Rewards.B2 Rewards.B3:Rewards.B12 Rewards.C2:Rewards.C2 Rewards.C3:Rewards.C12 Rewards.D2:Rewards.D2 Rewards.D3:Rewards.D12 Rewards.E2:Rewards.E2 Rewards.E3:Rewards.E12 Rewards.F2:Rewards.F2 Rewards.F3:Rewards.F12 Rewards.G2:Rewards.G2 Rewards.G3:Rewards.G12 Rewards.H2:Rewards.H2 Rewards.H3:Rewards.H12 Rewards.I2:Rewards.I2 Rewards.I3:Rewards.I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898in" svg:height="4.7894in" svg:x="7.328in" svg:y="2.8028in">
            <draw:object draw:notify-on-update-of-ranges="Rewards.A3:Rewards.A12 Rewards.D2:Rewards.D2 Rewards.D3:Rewards.D12 Rewards.E2:Rewards.E2 Rewards.E3:Rewards.E12 Rewards.F2:Rewards.F2 Rewards.F3:Rewards.F12 Rewards.G2:Rewards.G2 Rewards.G3:Rewards.G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Mid-no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Any-noT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noT</text:p>
          </table:table-cell>
          <table:table-cell table:style-name="ce2" office:value-type="string" calcext:value-type="string">
            <text:p>QDT</text:p>
          </table:table-cell>
          <table:table-cell table:style-name="ce2" office:value-type="string" calcext:value-type="string">
            <text:p>MDP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.0</text:p>
          </table:table-cell>
          <table:table-cell table:style-name="ce2" office:value-type="float" office:value="48608.4" calcext:value-type="float">
            <text:p>48608.4</text:p>
          </table:table-cell>
          <table:table-cell table:style-name="ce2" office:value-type="float" office:value="48532.52" calcext:value-type="float">
            <text:p>48532.52</text:p>
          </table:table-cell>
          <table:table-cell table:style-name="ce2" office:value-type="float" office:value="49028.96" calcext:value-type="float">
            <text:p>49028.96</text:p>
          </table:table-cell>
          <table:table-cell table:style-name="ce2" office:value-type="float" office:value="49056.43" calcext:value-type="float">
            <text:p>49056.43</text:p>
          </table:table-cell>
          <table:table-cell table:style-name="ce2" office:value-type="float" office:value="49480.86" calcext:value-type="float">
            <text:p>49480.86</text:p>
          </table:table-cell>
          <table:table-cell table:style-name="ce2" office:value-type="float" office:value="49190.04" calcext:value-type="float">
            <text:p>49190.04</text:p>
          </table:table-cell>
          <table:table-cell table:style-name="ce2" office:value-type="float" office:value="35188.91" calcext:value-type="float">
            <text:p>35188.91</text:p>
          </table:table-cell>
          <table:table-cell table:style-name="ce2" office:value-type="float" office:value="40760.34" calcext:value-type="float">
            <text:p>40760.34</text:p>
          </table:table-cell>
          <table:table-cell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office:value-type="float" office:value="48653.8" calcext:value-type="float">
            <text:p>48653.80</text:p>
          </table:table-cell>
          <table:table-cell table:style-name="ce3" office:value-type="float" office:value="48629.52" calcext:value-type="float">
            <text:p>48629.52</text:p>
          </table:table-cell>
          <table:table-cell table:style-name="ce3" office:value-type="float" office:value="49126.34" calcext:value-type="float">
            <text:p>49126.34</text:p>
          </table:table-cell>
          <table:table-cell table:style-name="ce3" office:value-type="float" office:value="49164.13" calcext:value-type="float">
            <text:p>49164.13</text:p>
          </table:table-cell>
          <table:table-cell table:style-name="ce3" office:value-type="float" office:value="49294.89" calcext:value-type="float">
            <text:p>49294.89</text:p>
          </table:table-cell>
          <table:table-cell table:style-name="ce3" office:value-type="float" office:value="49129.95" calcext:value-type="float">
            <text:p>49129.95</text:p>
          </table:table-cell>
          <table:table-cell table:style-name="ce3" office:value-type="float" office:value="34711.24" calcext:value-type="float">
            <text:p>34711.24</text:p>
          </table:table-cell>
          <table:table-cell table:style-name="ce3" office:value-type="float" office:value="41184.03" calcext:value-type="float">
            <text:p>41184.03</text:p>
          </table:table-cell>
          <table:table-cell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48437.99" calcext:value-type="float">
            <text:p>48437.99</text:p>
          </table:table-cell>
          <table:table-cell table:style-name="ce3" office:value-type="float" office:value="48648.3" calcext:value-type="float">
            <text:p>48648.30</text:p>
          </table:table-cell>
          <table:table-cell table:style-name="ce3" office:value-type="float" office:value="48930.85" calcext:value-type="float">
            <text:p>48930.85</text:p>
          </table:table-cell>
          <table:table-cell table:style-name="ce3" office:value-type="float" office:value="49145.12" calcext:value-type="float">
            <text:p>49145.12</text:p>
          </table:table-cell>
          <table:table-cell table:style-name="ce3" office:value-type="float" office:value="49119.74" calcext:value-type="float">
            <text:p>49119.74</text:p>
          </table:table-cell>
          <table:table-cell table:style-name="ce3" office:value-type="float" office:value="49346.26" calcext:value-type="float">
            <text:p>49346.26</text:p>
          </table:table-cell>
          <table:table-cell table:style-name="ce3" office:value-type="float" office:value="35339.63" calcext:value-type="float">
            <text:p>35339.63</text:p>
          </table:table-cell>
          <table:table-cell table:style-name="ce3" office:value-type="float" office:value="42585.68" calcext:value-type="float">
            <text:p>42585.68</text:p>
          </table:table-cell>
          <table:table-cell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3" office:value-type="float" office:value="48475.98" calcext:value-type="float">
            <text:p>48475.98</text:p>
          </table:table-cell>
          <table:table-cell table:style-name="ce3" office:value-type="float" office:value="48567.1" calcext:value-type="float">
            <text:p>48567.10</text:p>
          </table:table-cell>
          <table:table-cell table:style-name="ce3" office:value-type="float" office:value="48742.3" calcext:value-type="float">
            <text:p>48742.30</text:p>
          </table:table-cell>
          <table:table-cell table:style-name="ce3" office:value-type="float" office:value="49184.87" calcext:value-type="float">
            <text:p>49184.87</text:p>
          </table:table-cell>
          <table:table-cell table:style-name="ce3" office:value-type="float" office:value="49257.81" calcext:value-type="float">
            <text:p>49257.81</text:p>
          </table:table-cell>
          <table:table-cell table:style-name="ce3" office:value-type="float" office:value="49229.33" calcext:value-type="float">
            <text:p>49229.33</text:p>
          </table:table-cell>
          <table:table-cell table:style-name="ce3" office:value-type="float" office:value="34869.24" calcext:value-type="float">
            <text:p>34869.24</text:p>
          </table:table-cell>
          <table:table-cell table:style-name="ce3" office:value-type="float" office:value="43120.4" calcext:value-type="float">
            <text:p>43120.40</text:p>
          </table:table-cell>
          <table:table-cell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3" office:value-type="float" office:value="47889.89" calcext:value-type="float">
            <text:p>47889.89</text:p>
          </table:table-cell>
          <table:table-cell table:style-name="ce3" office:value-type="float" office:value="48682.59" calcext:value-type="float">
            <text:p>48682.59</text:p>
          </table:table-cell>
          <table:table-cell table:style-name="ce3" office:value-type="float" office:value="48623.5" calcext:value-type="float">
            <text:p>48623.50</text:p>
          </table:table-cell>
          <table:table-cell table:style-name="ce3" office:value-type="float" office:value="48909.26" calcext:value-type="float">
            <text:p>48909.26</text:p>
          </table:table-cell>
          <table:table-cell table:style-name="ce3" office:value-type="float" office:value="48911.5" calcext:value-type="float">
            <text:p>48911.50</text:p>
          </table:table-cell>
          <table:table-cell table:style-name="ce3" office:value-type="float" office:value="49066.09" calcext:value-type="float">
            <text:p>49066.09</text:p>
          </table:table-cell>
          <table:table-cell table:style-name="ce3" office:value-type="float" office:value="33748.48" calcext:value-type="float">
            <text:p>33748.48</text:p>
          </table:table-cell>
          <table:table-cell table:style-name="ce3" office:value-type="float" office:value="43447.77" calcext:value-type="float">
            <text:p>43447.77</text:p>
          </table:table-cell>
          <table:table-cell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office:value-type="float" office:value="48221.54" calcext:value-type="float">
            <text:p>48221.54</text:p>
          </table:table-cell>
          <table:table-cell table:style-name="ce3" office:value-type="float" office:value="48204.93" calcext:value-type="float">
            <text:p>48204.93</text:p>
          </table:table-cell>
          <table:table-cell table:style-name="ce3" office:value-type="float" office:value="48324.03" calcext:value-type="float">
            <text:p>48324.03</text:p>
          </table:table-cell>
          <table:table-cell table:style-name="ce3" office:value-type="float" office:value="49028.37" calcext:value-type="float">
            <text:p>49028.37</text:p>
          </table:table-cell>
          <table:table-cell table:style-name="ce3" office:value-type="float" office:value="48459.74" calcext:value-type="float">
            <text:p>48459.74</text:p>
          </table:table-cell>
          <table:table-cell table:style-name="ce3" office:value-type="float" office:value="49111.79" calcext:value-type="float">
            <text:p>49111.79</text:p>
          </table:table-cell>
          <table:table-cell table:style-name="ce3" office:value-type="float" office:value="33231.25" calcext:value-type="float">
            <text:p>33231.25</text:p>
          </table:table-cell>
          <table:table-cell table:style-name="ce3" office:value-type="float" office:value="44620.7" calcext:value-type="float">
            <text:p>44620.70</text:p>
          </table:table-cell>
          <table:table-cell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3" office:value-type="float" office:value="47557.78" calcext:value-type="float">
            <text:p>47557.78</text:p>
          </table:table-cell>
          <table:table-cell table:style-name="ce3" office:value-type="float" office:value="47585.08" calcext:value-type="float">
            <text:p>47585.08</text:p>
          </table:table-cell>
          <table:table-cell table:style-name="ce3" office:value-type="float" office:value="47823.51" calcext:value-type="float">
            <text:p>47823.51</text:p>
          </table:table-cell>
          <table:table-cell table:style-name="ce3" office:value-type="float" office:value="48906.41" calcext:value-type="float">
            <text:p>48906.41</text:p>
          </table:table-cell>
          <table:table-cell table:style-name="ce3" office:value-type="float" office:value="48149.85" calcext:value-type="float">
            <text:p>48149.85</text:p>
          </table:table-cell>
          <table:table-cell table:style-name="ce3" office:value-type="float" office:value="48768" calcext:value-type="float">
            <text:p>48768.00</text:p>
          </table:table-cell>
          <table:table-cell table:style-name="ce3" office:value-type="float" office:value="31783.42" calcext:value-type="float">
            <text:p>31783.42</text:p>
          </table:table-cell>
          <table:table-cell table:style-name="ce3" office:value-type="float" office:value="44467.81" calcext:value-type="float">
            <text:p>44467.81</text:p>
          </table:table-cell>
          <table:table-cell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3" office:value-type="float" office:value="47201.78" calcext:value-type="float">
            <text:p>47201.78</text:p>
          </table:table-cell>
          <table:table-cell table:style-name="ce3" office:value-type="float" office:value="47521.76" calcext:value-type="float">
            <text:p>47521.76</text:p>
          </table:table-cell>
          <table:table-cell table:style-name="ce3" office:value-type="float" office:value="47439.09" calcext:value-type="float">
            <text:p>47439.09</text:p>
          </table:table-cell>
          <table:table-cell table:style-name="ce3" office:value-type="float" office:value="48406.8" calcext:value-type="float">
            <text:p>48406.80</text:p>
          </table:table-cell>
          <table:table-cell table:style-name="ce3" office:value-type="float" office:value="47096.02" calcext:value-type="float">
            <text:p>47096.02</text:p>
          </table:table-cell>
          <table:table-cell table:style-name="ce3" office:value-type="float" office:value="48412.96" calcext:value-type="float">
            <text:p>48412.96</text:p>
          </table:table-cell>
          <table:table-cell table:style-name="ce3" office:value-type="float" office:value="30218.28" calcext:value-type="float">
            <text:p>30218.28</text:p>
          </table:table-cell>
          <table:table-cell table:style-name="ce3" office:value-type="float" office:value="44426.35" calcext:value-type="float">
            <text:p>44426.35</text:p>
          </table:table-cell>
          <table:table-cell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3" office:value-type="float" office:value="45446.52" calcext:value-type="float">
            <text:p>45446.52</text:p>
          </table:table-cell>
          <table:table-cell table:style-name="ce3" office:value-type="float" office:value="46272.85" calcext:value-type="float">
            <text:p>46272.85</text:p>
          </table:table-cell>
          <table:table-cell table:style-name="ce3" office:value-type="float" office:value="46326.16" calcext:value-type="float">
            <text:p>46326.16</text:p>
          </table:table-cell>
          <table:table-cell table:style-name="ce3" office:value-type="float" office:value="47778.4" calcext:value-type="float">
            <text:p>47778.40</text:p>
          </table:table-cell>
          <table:table-cell table:style-name="ce3" office:value-type="float" office:value="46370.78" calcext:value-type="float">
            <text:p>46370.78</text:p>
          </table:table-cell>
          <table:table-cell table:style-name="ce3" office:value-type="float" office:value="47842.24" calcext:value-type="float">
            <text:p>47842.24</text:p>
          </table:table-cell>
          <table:table-cell table:style-name="ce3" office:value-type="float" office:value="28095.64" calcext:value-type="float">
            <text:p>28095.64</text:p>
          </table:table-cell>
          <table:table-cell table:style-name="ce3" office:value-type="float" office:value="44073.22" calcext:value-type="float">
            <text:p>44073.22</text:p>
          </table:table-cell>
          <table:table-cell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3" office:value-type="float" office:value="42251.55" calcext:value-type="float">
            <text:p>42251.55</text:p>
          </table:table-cell>
          <table:table-cell table:style-name="ce3" office:value-type="float" office:value="44174.95" calcext:value-type="float">
            <text:p>44174.95</text:p>
          </table:table-cell>
          <table:table-cell table:style-name="ce3" office:value-type="float" office:value="43352.5" calcext:value-type="float">
            <text:p>43352.50</text:p>
          </table:table-cell>
          <table:table-cell table:style-name="ce3" office:value-type="float" office:value="45460.3" calcext:value-type="float">
            <text:p>45460.30</text:p>
          </table:table-cell>
          <table:table-cell table:style-name="ce3" office:value-type="float" office:value="43782.71" calcext:value-type="float">
            <text:p>43782.71</text:p>
          </table:table-cell>
          <table:table-cell table:style-name="ce3" office:value-type="float" office:value="45478.87" calcext:value-type="float">
            <text:p>45478.87</text:p>
          </table:table-cell>
          <table:table-cell table:style-name="ce3" office:value-type="float" office:value="24662.35" calcext:value-type="float">
            <text:p>24662.35</text:p>
          </table:table-cell>
          <table:table-cell table:style-name="ce3" office:value-type="float" office:value="43327.13" calcext:value-type="float">
            <text:p>43327.1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DP big</text:p>
          </table:table-cell>
          <table:table-cell table:style-name="ce2" office:value-type="float" office:value="42566.67" calcext:value-type="float">
            <text:p>42566.67</text:p>
          </table:table-cell>
          <table:table-cell table:style-name="ce2" office:value-type="float" office:value="327.47" calcext:value-type="float">
            <text:p>327.4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DP small</text:p>
          </table:table-cell>
          <table:table-cell table:style-name="ce2" office:value-type="float" office:value="44539.9" calcext:value-type="float">
            <text:p>44539.9</text:p>
          </table:table-cell>
          <table:table-cell table:style-name="ce2" office:value-type="float" office:value="291.93" calcext:value-type="float">
            <text:p>291.9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 table:number-rows-repeated="9">
          <table:table-cell table:number-columns-repeated="9"/>
          <table:table-cell table:style-name="ce4"/>
        </table:table-row>
        <table:table-row table:style-name="ro1">
          <table:table-cell table:number-columns-repeated="9"/>
          <table:table-cell table:style-name="ce4"/>
        </table:table-row>
      </table:table>
      <table:table table:name="Splits" table:style-name="ta1">
        <table:shapes>
          <draw:frame draw:z-index="0" draw:style-name="gr1" draw:text-style-name="P1" svg:width="7.9709in" svg:height="4.3945in" svg:x="0.5921in" svg:y="8.6457in">
            <draw:object draw:notify-on-update-of-ranges="Splits.A4:Splits.A10 Splits.B2:Splits.B2 Splits.D4:Splits.D10 Splits.E2:Splits.E2 Splits.G4:Splits.G10 Splits.H2:Splits.H2 Splits.J4:Splits.J10 Splits.K2:Splits.K2 Splits.M4:Splits.M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.0476in" svg:height="4.3736in" svg:x="0.6402in" svg:y="13.1772in">
            <draw:object draw:notify-on-update-of-ranges="Splits.A4:Splits.A10 Splits.B2:Splits.B2 Splits.C4:Splits.C10 Splits.E2:Splits.E2 Splits.F4:Splits.F10 Splits.H2:Splits.H2 Splits.I4:Splits.I10 Splits.K2:Splits.K2 Splits.L4:Splits.L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9709in" svg:height="5.7732in" svg:x="0.6831in" svg:y="2.7295in">
            <draw:object draw:notify-on-update-of-ranges="Splits.A4:Splits.A10 Splits.B2:Splits.B2 Splits.B4:Splits.B10 Splits.E2:Splits.E2 Splits.E4:Splits.E10 Splits.H2:Splits.H2 Splits.H4:Splits.H10 Splits.K2:Splits.K2 Splits.K4:Splits.K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/>
          <table:table-cell table:style-name="Default"/>
          <table:table-cell office:value-type="string" calcext:value-type="string">
            <text:p>Any</text:p>
          </table:table-cell>
          <table:table-cell/>
          <table:table-cell table:style-name="Default"/>
          <table:table-cell office:value-type="string" calcext:value-type="string">
            <text:p>Max</text:p>
          </table:table-cell>
          <table:table-cell/>
          <table:table-cell table:style-name="Default"/>
          <table:table-cell office:value-type="string" calcext:value-type="string">
            <text:p>QDT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1</text:p>
          </table:table-cell>
          <table:table-cell office:value-type="float" office:value="544.55" calcext:value-type="float">
            <text:p>544.55</text:p>
          </table:table-cell>
          <table:table-cell office:value-type="float" office:value="402.79" calcext:value-type="float">
            <text:p>402.79</text:p>
          </table:table-cell>
          <table:table-cell table:formula="of:=[.C4]/[.B4]" office:value-type="percentage" office:value="0.739674960976954" calcext:value-type="percentage">
            <text:p>73.97%</text:p>
          </table:table-cell>
          <table:table-cell office:value-type="float" office:value="605.26" calcext:value-type="float">
            <text:p>605.26</text:p>
          </table:table-cell>
          <table:table-cell office:value-type="float" office:value="419.85" calcext:value-type="float">
            <text:p>419.85</text:p>
          </table:table-cell>
          <table:table-cell table:formula="of:=[.F4]/[.E4]" office:value-type="percentage" office:value="0.69366883653306" calcext:value-type="percentage">
            <text:p>69.37%</text:p>
          </table:table-cell>
          <table:table-cell office:value-type="float" office:value="607.02" calcext:value-type="float">
            <text:p>607.02</text:p>
          </table:table-cell>
          <table:table-cell office:value-type="float" office:value="421.07" calcext:value-type="float">
            <text:p>421.07</text:p>
          </table:table-cell>
          <table:table-cell table:formula="of:=[.I4]/[.H4]" office:value-type="percentage" office:value="0.693667424467069" calcext:value-type="percentage">
            <text:p>69.37%</text:p>
          </table:table-cell>
          <table:table-cell office:value-type="float" office:value="219.89" calcext:value-type="float">
            <text:p>219.89</text:p>
          </table:table-cell>
          <table:table-cell office:value-type="float" office:value="153.11" calcext:value-type="float">
            <text:p>153.11</text:p>
          </table:table-cell>
          <table:table-cell table:formula="of:=[.L4]/[.K4]" office:value-type="percentage" office:value="0.696302696802947" calcext:value-type="percentage">
            <text:p>69.6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2</text:p>
          </table:table-cell>
          <table:table-cell office:value-type="float" office:value="426.99" calcext:value-type="float">
            <text:p>426.99</text:p>
          </table:table-cell>
          <table:table-cell office:value-type="float" office:value="365.25" calcext:value-type="float">
            <text:p>365.25</text:p>
          </table:table-cell>
          <table:table-cell table:formula="of:=[.C5]/[.B5]" office:value-type="percentage" office:value="0.855406449799761" calcext:value-type="percentage">
            <text:p>85.54%</text:p>
          </table:table-cell>
          <table:table-cell office:value-type="float" office:value="460.69" calcext:value-type="float">
            <text:p>460.69</text:p>
          </table:table-cell>
          <table:table-cell office:value-type="float" office:value="384.85" calcext:value-type="float">
            <text:p>384.85</text:p>
          </table:table-cell>
          <table:table-cell table:formula="of:=[.F5]/[.E5]" office:value-type="percentage" office:value="0.835377368729514" calcext:value-type="percentage">
            <text:p>83.54%</text:p>
          </table:table-cell>
          <table:table-cell office:value-type="float" office:value="459.13" calcext:value-type="float">
            <text:p>459.13</text:p>
          </table:table-cell>
          <table:table-cell office:value-type="float" office:value="381.85" calcext:value-type="float">
            <text:p>381.85</text:p>
          </table:table-cell>
          <table:table-cell table:formula="of:=[.I5]/[.H5]" office:value-type="percentage" office:value="0.83168165878945" calcext:value-type="percentage">
            <text:p>83.17%</text:p>
          </table:table-cell>
          <table:table-cell office:value-type="float" office:value="162.93" calcext:value-type="float">
            <text:p>162.93</text:p>
          </table:table-cell>
          <table:table-cell office:value-type="float" office:value="132.81" calcext:value-type="float">
            <text:p>132.81</text:p>
          </table:table-cell>
          <table:table-cell table:formula="of:=[.L5]/[.K5]" office:value-type="percentage" office:value="0.815135334192598" calcext:value-type="percentage">
            <text:p>81.51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3</text:p>
          </table:table-cell>
          <table:table-cell office:value-type="float" office:value="307.86" calcext:value-type="float">
            <text:p>307.86</text:p>
          </table:table-cell>
          <table:table-cell office:value-type="float" office:value="288.69" calcext:value-type="float">
            <text:p>288.69</text:p>
          </table:table-cell>
          <table:table-cell table:formula="of:=[.C6]/[.B6]" office:value-type="percentage" office:value="0.93773143636718" calcext:value-type="percentage">
            <text:p>93.77%</text:p>
          </table:table-cell>
          <table:table-cell office:value-type="float" office:value="331.9" calcext:value-type="float">
            <text:p>331.9</text:p>
          </table:table-cell>
          <table:table-cell office:value-type="float" office:value="309.95" calcext:value-type="float">
            <text:p>309.95</text:p>
          </table:table-cell>
          <table:table-cell table:formula="of:=[.F6]/[.E6]" office:value-type="percentage" office:value="0.933865622175354" calcext:value-type="percentage">
            <text:p>93.39%</text:p>
          </table:table-cell>
          <table:table-cell office:value-type="float" office:value="332.54" calcext:value-type="float">
            <text:p>332.54</text:p>
          </table:table-cell>
          <table:table-cell office:value-type="float" office:value="311.06" calcext:value-type="float">
            <text:p>311.06</text:p>
          </table:table-cell>
          <table:table-cell table:formula="of:=[.I6]/[.H6]" office:value-type="percentage" office:value="0.935406266915258" calcext:value-type="percentage">
            <text:p>93.54%</text:p>
          </table:table-cell>
          <table:table-cell office:value-type="float" office:value="114.49" calcext:value-type="float">
            <text:p>114.49</text:p>
          </table:table-cell>
          <table:table-cell office:value-type="float" office:value="104.82" calcext:value-type="float">
            <text:p>104.82</text:p>
          </table:table-cell>
          <table:table-cell table:formula="of:=[.L6]/[.K6]" office:value-type="percentage" office:value="0.91553847497598" calcext:value-type="percentage">
            <text:p>91.55%</text:p>
          </table:table-cell>
          <table:table-cell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10^-4</text:p>
          </table:table-cell>
          <table:table-cell office:value-type="float" office:value="227.12" calcext:value-type="float">
            <text:p>227.12</text:p>
          </table:table-cell>
          <table:table-cell office:value-type="float" office:value="221.49" calcext:value-type="float">
            <text:p>221.49</text:p>
          </table:table-cell>
          <table:table-cell table:formula="of:=[.C7]/[.B7]" office:value-type="percentage" office:value="0.975211342021839" calcext:value-type="percentage">
            <text:p>97.52%</text:p>
          </table:table-cell>
          <table:table-cell office:value-type="float" office:value="254.45" calcext:value-type="float">
            <text:p>254.45</text:p>
          </table:table-cell>
          <table:table-cell office:value-type="float" office:value="247.12" calcext:value-type="float">
            <text:p>247.12</text:p>
          </table:table-cell>
          <table:table-cell table:formula="of:=[.F7]/[.E7]" office:value-type="percentage" office:value="0.97119276871684" calcext:value-type="percentage">
            <text:p>97.12%</text:p>
          </table:table-cell>
          <table:table-cell office:value-type="float" office:value="253.36" calcext:value-type="float">
            <text:p>253.36</text:p>
          </table:table-cell>
          <table:table-cell office:value-type="float" office:value="246.22" calcext:value-type="float">
            <text:p>246.22</text:p>
          </table:table-cell>
          <table:table-cell table:formula="of:=[.I7]/[.H7]" office:value-type="percentage" office:value="0.971818755920429" calcext:value-type="percentage">
            <text:p>97.18%</text:p>
          </table:table-cell>
          <table:table-cell office:value-type="float" office:value="82.54" calcext:value-type="float">
            <text:p>82.54</text:p>
          </table:table-cell>
          <table:table-cell office:value-type="float" office:value="79.13" calcext:value-type="float">
            <text:p>79.13</text:p>
          </table:table-cell>
          <table:table-cell table:formula="of:=[.L7]/[.K7]" office:value-type="percentage" office:value="0.958686697358856" calcext:value-type="percentage">
            <text:p>95.87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5</text:p>
          </table:table-cell>
          <table:table-cell office:value-type="float" office:value="175.03" calcext:value-type="float">
            <text:p>175.03</text:p>
          </table:table-cell>
          <table:table-cell office:value-type="float" office:value="172.84" calcext:value-type="float">
            <text:p>172.84</text:p>
          </table:table-cell>
          <table:table-cell table:formula="of:=[.C8]/[.B8]" office:value-type="percentage" office:value="0.987487859224133" calcext:value-type="percentage">
            <text:p>98.75%</text:p>
          </table:table-cell>
          <table:table-cell office:value-type="float" office:value="206.86" calcext:value-type="float">
            <text:p>206.86</text:p>
          </table:table-cell>
          <table:table-cell office:value-type="float" office:value="203.54" calcext:value-type="float">
            <text:p>203.54</text:p>
          </table:table-cell>
          <table:table-cell table:formula="of:=[.F8]/[.E8]" office:value-type="percentage" office:value="0.983950497921299" calcext:value-type="percentage">
            <text:p>98.40%</text:p>
          </table:table-cell>
          <table:table-cell office:value-type="float" office:value="206.29" calcext:value-type="float">
            <text:p>206.29</text:p>
          </table:table-cell>
          <table:table-cell office:value-type="float" office:value="203.16" calcext:value-type="float">
            <text:p>203.16</text:p>
          </table:table-cell>
          <table:table-cell table:formula="of:=[.I8]/[.H8]" office:value-type="percentage" office:value="0.984827185030782" calcext:value-type="percentage">
            <text:p>98.48%</text:p>
          </table:table-cell>
          <table:table-cell office:value-type="float" office:value="59.47" calcext:value-type="float">
            <text:p>59.47</text:p>
          </table:table-cell>
          <table:table-cell office:value-type="float" office:value="58.14" calcext:value-type="float">
            <text:p>58.14</text:p>
          </table:table-cell>
          <table:table-cell table:formula="of:=[.L8]/[.K8]" office:value-type="percentage" office:value="0.977635782747604" calcext:value-type="percentage">
            <text:p>97.7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6</text:p>
          </table:table-cell>
          <table:table-cell office:value-type="float" office:value="138.52" calcext:value-type="float">
            <text:p>138.52</text:p>
          </table:table-cell>
          <table:table-cell office:value-type="float" office:value="137.62" calcext:value-type="float">
            <text:p>137.62</text:p>
          </table:table-cell>
          <table:table-cell table:formula="of:=[.C9]/[.B9]" office:value-type="percentage" office:value="0.993502743286168" calcext:value-type="percentage">
            <text:p>99.35%</text:p>
          </table:table-cell>
          <table:table-cell office:value-type="float" office:value="171.1" calcext:value-type="float">
            <text:p>171.1</text:p>
          </table:table-cell>
          <table:table-cell office:value-type="float" office:value="169.6" calcext:value-type="float">
            <text:p>169.6</text:p>
          </table:table-cell>
          <table:table-cell table:formula="of:=[.F9]/[.E9]" office:value-type="percentage" office:value="0.991233196960842" calcext:value-type="percentage">
            <text:p>99.12%</text:p>
          </table:table-cell>
          <table:table-cell office:value-type="float" office:value="170.36" calcext:value-type="float">
            <text:p>170.36</text:p>
          </table:table-cell>
          <table:table-cell office:value-type="float" office:value="168.69" calcext:value-type="float">
            <text:p>168.69</text:p>
          </table:table-cell>
          <table:table-cell table:formula="of:=[.I9]/[.H9]" office:value-type="percentage" office:value="0.990197229396572" calcext:value-type="percentage">
            <text:p>99.02%</text:p>
          </table:table-cell>
          <table:table-cell office:value-type="float" office:value="43.88" calcext:value-type="float">
            <text:p>43.88</text:p>
          </table:table-cell>
          <table:table-cell office:value-type="float" office:value="43.29" calcext:value-type="float">
            <text:p>43.29</text:p>
          </table:table-cell>
          <table:table-cell table:formula="of:=[.L9]/[.K9]" office:value-type="percentage" office:value="0.986554238833181" calcext:value-type="percentage">
            <text:p>98.6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7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2.39" calcext:value-type="float">
            <text:p>112.39</text:p>
          </table:table-cell>
          <table:table-cell table:formula="of:=[.C10]/[.B10]" office:value-type="percentage" office:value="0.995835548467127" calcext:value-type="percentage">
            <text:p>99.58%</text:p>
          </table:table-cell>
          <table:table-cell office:value-type="float" office:value="146.13" calcext:value-type="float">
            <text:p>146.13</text:p>
          </table:table-cell>
          <table:table-cell office:value-type="float" office:value="145.06" calcext:value-type="float">
            <text:p>145.06</text:p>
          </table:table-cell>
          <table:table-cell table:formula="of:=[.F10]/[.E10]" office:value-type="percentage" office:value="0.992677752685965" calcext:value-type="percentage">
            <text:p>99.27%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4.91" calcext:value-type="float">
            <text:p>144.91</text:p>
          </table:table-cell>
          <table:table-cell table:formula="of:=[.I10]/[.H10]" office:value-type="percentage" office:value="0.992874272010963" calcext:value-type="percentage">
            <text:p>99.29%</text:p>
          </table:table-cell>
          <table:table-cell office:value-type="float" office:value="33.03" calcext:value-type="float">
            <text:p>33.03</text:p>
          </table:table-cell>
          <table:table-cell office:value-type="float" office:value="32.67" calcext:value-type="float">
            <text:p>32.67</text:p>
          </table:table-cell>
          <table:table-cell table:formula="of:=[.L10]/[.K10]" office:value-type="percentage" office:value="0.989100817438692" calcext:value-type="percentage">
            <text:p>98.91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4:29:34.266089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4:34:29.378391081</dc:date>
    <meta:editing-duration>PT9H57M32S</meta:editing-duration>
    <meta:editing-cycles>122</meta:editing-cycles>
    <meta:generator>LibreOffice/4.2.8.2$Linux_X86_64 LibreOffice_project/420m0$Build-2</meta:generator>
    <meta:document-statistic meta:table-count="2" meta:cell-count="2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2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20000" chart:maximum="55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error-upper-range="Rewards.E4:Rewards.E10" chart:error-lower-range="Rewards.E4:Rewards.E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 chart:error-upper-range="Rewards.G4:Rewards.G10" chart:error-lower-range="Rewards.G4:Rewards.G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23cm" svg:height="16.258cm" xlink:href=".." xlink:type="simple" chart:class="chart:line" chart:style-name="ch1">
        <chart:title svg:x="4.047cm" svg:y="0.461cm" chart:style-name="ch2">
          <text:p>Total Rewards vs Discount (200 runs)</text:p>
        </chart:title>
        <chart:legend svg:x="2.211cm" svg:y="11.164cm" style:legend-expansion="custom" chartooo:width="3.012cm" chartooo:height="3.739cm" style:legend-expansion-aspect-ratio="0.805562984755282" chart:style-name="ch3"/>
        <chart:plot-area chart:style-name="ch4" table:cell-range-address="Rewards.A2:Rewards.I12" chart:data-source-has-labels="both" svg:x="0.314cm" svg:y="1.591cm" svg:width="15.095cm" svg:height="14.342cm">
          <chartooo:coordinate-region svg:x="1.491cm" svg:y="1.79cm" svg:width="13.679cm" svg:height="13.496cm"/>
          <chart:axis chart:dimension="x" chart:name="primary-x" chart:style-name="ch5" chartooo:axis-type="auto">
            <chartooo:date-scale/>
            <chart:categories table:cell-range-address="Rewards.A3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3:Rewards.B12" chart:label-cell-address="Rewards.B2:Rewards.B2" chart:class="chart:line">
            <chart:data-point chart:repeated="10"/>
          </chart:series>
          <chart:series chart:style-name="ch9" chart:values-cell-range-address="Rewards.C3:Rewards.C12" chart:label-cell-address="Rewards.C2:Rewards.C2" chart:class="chart:line">
            <chart:data-point chart:repeated="10"/>
          </chart:series>
          <chart:series chart:style-name="ch10" chart:values-cell-range-address="Rewards.D3:Rewards.D12" chart:label-cell-address="Rewards.D2:Rewards.D2" chart:class="chart:line">
            <chart:data-point chart:repeated="10"/>
          </chart:series>
          <chart:series chart:style-name="ch11" chart:values-cell-range-address="Rewards.E3:Rewards.E12" chart:label-cell-address="Rewards.E2:Rewards.E2" chart:class="chart:line">
            <chart:data-point chart:repeated="10"/>
          </chart:series>
          <chart:series chart:style-name="ch12" chart:values-cell-range-address="Rewards.F3:Rewards.F12" chart:label-cell-address="Rewards.F2:Rewards.F2" chart:class="chart:line">
            <chart:data-point chart:repeated="10"/>
          </chart:series>
          <chart:series chart:style-name="ch13" chart:values-cell-range-address="Rewards.G3:Rewards.G12" chart:label-cell-address="Rewards.G2:Rewards.G2" chart:class="chart:line">
            <chart:data-point chart:repeated="10"/>
          </chart:series>
          <chart:series chart:style-name="ch14" chart:values-cell-range-address="Rewards.H3:Rewards.H12" chart:label-cell-address="Rewards.H2:Rewards.H2" chart:class="chart:line">
            <chart:data-point chart:repeated="10"/>
          </chart:series>
          <chart:series chart:style-name="ch15" chart:values-cell-range-address="Rewards.I3:Rewards.I12" chart:label-cell-address="Rewards.I2:Rewards.I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B2</svg:desc>
                </draw:g>
              </table:table-cell>
              <table:table-cell office:value-type="string">
                <text:p>Mid-noT</text:p>
                <draw:g>
                  <svg:desc>Rewards.C2:Rewards.C2</svg:desc>
                </draw:g>
              </table:table-cell>
              <table:table-cell office:value-type="string">
                <text:p>Any</text:p>
                <draw:g>
                  <svg:desc>Rewards.D2:Rewards.D2</svg:desc>
                </draw:g>
              </table:table-cell>
              <table:table-cell office:value-type="string">
                <text:p>Any-noT</text:p>
                <draw:g>
                  <svg:desc>Rewards.E2:Rewards.E2</svg:desc>
                </draw:g>
              </table:table-cell>
              <table:table-cell office:value-type="string">
                <text:p>Max</text:p>
                <draw:g>
                  <svg:desc>Rewards.F2:Rewards.F2</svg:desc>
                </draw:g>
              </table:table-cell>
              <table:table-cell office:value-type="string">
                <text:p>Max-noT</text:p>
                <draw:g>
                  <svg:desc>Rewards.G2:Rewards.G2</svg:desc>
                </draw:g>
              </table:table-cell>
              <table:table-cell office:value-type="string">
                <text:p>QDT</text:p>
                <draw:g>
                  <svg:desc>Rewards.H2:Rewards.H2</svg:desc>
                </draw:g>
              </table:table-cell>
              <table:table-cell office:value-type="string">
                <text:p>MDP</text:p>
                <draw:g>
                  <svg:desc>Rewards.I2:Rewards.I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3:Rewards.A12</svg:desc>
                </draw:g>
              </table:table-cell>
              <table:table-cell office:value-type="float" office:value="48608.4">
                <text:p>48608.4</text:p>
                <draw:g>
                  <svg:desc>Rewards.B3:Rewards.B12</svg:desc>
                </draw:g>
              </table:table-cell>
              <table:table-cell office:value-type="float" office:value="48532.52">
                <text:p>48532.52</text:p>
                <draw:g>
                  <svg:desc>Rewards.C3:Rewards.C12</svg:desc>
                </draw:g>
              </table:table-cell>
              <table:table-cell office:value-type="float" office:value="49028.96">
                <text:p>49028.96</text:p>
                <draw:g>
                  <svg:desc>Rewards.D3:Rewards.D12</svg:desc>
                </draw:g>
              </table:table-cell>
              <table:table-cell office:value-type="float" office:value="49056.43">
                <text:p>49056.43</text:p>
                <draw:g>
                  <svg:desc>Rewards.E3:Rewards.E12</svg:desc>
                </draw:g>
              </table:table-cell>
              <table:table-cell office:value-type="float" office:value="49480.86">
                <text:p>49480.86</text:p>
                <draw:g>
                  <svg:desc>Rewards.F3:Rewards.F12</svg:desc>
                </draw:g>
              </table:table-cell>
              <table:table-cell office:value-type="float" office:value="49190.04">
                <text:p>49190.04</text:p>
                <draw:g>
                  <svg:desc>Rewards.G3:Rewards.G12</svg:desc>
                </draw:g>
              </table:table-cell>
              <table:table-cell office:value-type="float" office:value="35188.91">
                <text:p>35188.91</text:p>
                <draw:g>
                  <svg:desc>Rewards.H3:Rewards.H12</svg:desc>
                </draw:g>
              </table:table-cell>
              <table:table-cell office:value-type="float" office:value="40760.34">
                <text:p>40760.34</text:p>
                <draw:g>
                  <svg:desc>Rewards.I3:Rewards.I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8653.8">
                <text:p>48653.8</text:p>
              </table:table-cell>
              <table:table-cell office:value-type="float" office:value="48629.52">
                <text:p>48629.52</text:p>
              </table:table-cell>
              <table:table-cell office:value-type="float" office:value="49126.34">
                <text:p>49126.34</text:p>
              </table:table-cell>
              <table:table-cell office:value-type="float" office:value="49164.13">
                <text:p>49164.13</text:p>
              </table:table-cell>
              <table:table-cell office:value-type="float" office:value="49294.89">
                <text:p>49294.89</text:p>
              </table:table-cell>
              <table:table-cell office:value-type="float" office:value="49129.95">
                <text:p>49129.95</text:p>
              </table:table-cell>
              <table:table-cell office:value-type="float" office:value="34711.24">
                <text:p>34711.24</text:p>
              </table:table-cell>
              <table:table-cell office:value-type="float" office:value="41184.03">
                <text:p>41184.0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8437.99">
                <text:p>48437.99</text:p>
              </table:table-cell>
              <table:table-cell office:value-type="float" office:value="48648.3">
                <text:p>48648.3</text:p>
              </table:table-cell>
              <table:table-cell office:value-type="float" office:value="48930.85">
                <text:p>48930.85</text:p>
              </table:table-cell>
              <table:table-cell office:value-type="float" office:value="49145.12">
                <text:p>49145.12</text:p>
              </table:table-cell>
              <table:table-cell office:value-type="float" office:value="49119.74">
                <text:p>49119.74</text:p>
              </table:table-cell>
              <table:table-cell office:value-type="float" office:value="49346.26">
                <text:p>49346.26</text:p>
              </table:table-cell>
              <table:table-cell office:value-type="float" office:value="35339.63">
                <text:p>35339.63</text:p>
              </table:table-cell>
              <table:table-cell office:value-type="float" office:value="42585.68">
                <text:p>42585.6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8475.98">
                <text:p>48475.98</text:p>
              </table:table-cell>
              <table:table-cell office:value-type="float" office:value="48567.1">
                <text:p>48567.1</text:p>
              </table:table-cell>
              <table:table-cell office:value-type="float" office:value="48742.3">
                <text:p>48742.3</text:p>
              </table:table-cell>
              <table:table-cell office:value-type="float" office:value="49184.87">
                <text:p>49184.87</text:p>
              </table:table-cell>
              <table:table-cell office:value-type="float" office:value="49257.81">
                <text:p>49257.81</text:p>
              </table:table-cell>
              <table:table-cell office:value-type="float" office:value="49229.33">
                <text:p>49229.33</text:p>
              </table:table-cell>
              <table:table-cell office:value-type="float" office:value="34869.24">
                <text:p>34869.24</text:p>
              </table:table-cell>
              <table:table-cell office:value-type="float" office:value="43120.4">
                <text:p>43120.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7889.89">
                <text:p>47889.89</text:p>
              </table:table-cell>
              <table:table-cell office:value-type="float" office:value="48682.59">
                <text:p>48682.59</text:p>
              </table:table-cell>
              <table:table-cell office:value-type="float" office:value="48623.5">
                <text:p>48623.5</text:p>
              </table:table-cell>
              <table:table-cell office:value-type="float" office:value="48909.26">
                <text:p>48909.26</text:p>
              </table:table-cell>
              <table:table-cell office:value-type="float" office:value="48911.5">
                <text:p>48911.5</text:p>
              </table:table-cell>
              <table:table-cell office:value-type="float" office:value="49066.09">
                <text:p>49066.09</text:p>
              </table:table-cell>
              <table:table-cell office:value-type="float" office:value="33748.48">
                <text:p>33748.48</text:p>
              </table:table-cell>
              <table:table-cell office:value-type="float" office:value="43447.77">
                <text:p>43447.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8221.54">
                <text:p>48221.54</text:p>
              </table:table-cell>
              <table:table-cell office:value-type="float" office:value="48204.93">
                <text:p>48204.93</text:p>
              </table:table-cell>
              <table:table-cell office:value-type="float" office:value="48324.03">
                <text:p>48324.03</text:p>
              </table:table-cell>
              <table:table-cell office:value-type="float" office:value="49028.37">
                <text:p>49028.37</text:p>
              </table:table-cell>
              <table:table-cell office:value-type="float" office:value="48459.74">
                <text:p>48459.74</text:p>
              </table:table-cell>
              <table:table-cell office:value-type="float" office:value="49111.79">
                <text:p>49111.79</text:p>
              </table:table-cell>
              <table:table-cell office:value-type="float" office:value="33231.25">
                <text:p>33231.25</text:p>
              </table:table-cell>
              <table:table-cell office:value-type="float" office:value="44620.7">
                <text:p>44620.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7557.78">
                <text:p>47557.78</text:p>
              </table:table-cell>
              <table:table-cell office:value-type="float" office:value="47585.08">
                <text:p>47585.08</text:p>
              </table:table-cell>
              <table:table-cell office:value-type="float" office:value="47823.51">
                <text:p>47823.51</text:p>
              </table:table-cell>
              <table:table-cell office:value-type="float" office:value="48906.41">
                <text:p>48906.41</text:p>
              </table:table-cell>
              <table:table-cell office:value-type="float" office:value="48149.85">
                <text:p>48149.85</text:p>
              </table:table-cell>
              <table:table-cell office:value-type="float" office:value="48768">
                <text:p>48768</text:p>
              </table:table-cell>
              <table:table-cell office:value-type="float" office:value="31783.42">
                <text:p>31783.42</text:p>
              </table:table-cell>
              <table:table-cell office:value-type="float" office:value="44467.81">
                <text:p>44467.8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7201.78">
                <text:p>47201.78</text:p>
              </table:table-cell>
              <table:table-cell office:value-type="float" office:value="47521.76">
                <text:p>47521.76</text:p>
              </table:table-cell>
              <table:table-cell office:value-type="float" office:value="47439.09">
                <text:p>47439.09</text:p>
              </table:table-cell>
              <table:table-cell office:value-type="float" office:value="48406.8">
                <text:p>48406.8</text:p>
              </table:table-cell>
              <table:table-cell office:value-type="float" office:value="47096.02">
                <text:p>47096.02</text:p>
              </table:table-cell>
              <table:table-cell office:value-type="float" office:value="48412.96">
                <text:p>48412.96</text:p>
              </table:table-cell>
              <table:table-cell office:value-type="float" office:value="30218.28">
                <text:p>30218.28</text:p>
              </table:table-cell>
              <table:table-cell office:value-type="float" office:value="44426.35">
                <text:p>44426.3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5446.52">
                <text:p>45446.52</text:p>
              </table:table-cell>
              <table:table-cell office:value-type="float" office:value="46272.85">
                <text:p>46272.85</text:p>
              </table:table-cell>
              <table:table-cell office:value-type="float" office:value="46326.16">
                <text:p>46326.16</text:p>
              </table:table-cell>
              <table:table-cell office:value-type="float" office:value="47778.4">
                <text:p>47778.4</text:p>
              </table:table-cell>
              <table:table-cell office:value-type="float" office:value="46370.78">
                <text:p>46370.78</text:p>
              </table:table-cell>
              <table:table-cell office:value-type="float" office:value="47842.24">
                <text:p>47842.24</text:p>
              </table:table-cell>
              <table:table-cell office:value-type="float" office:value="28095.64">
                <text:p>28095.64</text:p>
              </table:table-cell>
              <table:table-cell office:value-type="float" office:value="44073.22">
                <text:p>44073.2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2251.55">
                <text:p>42251.55</text:p>
              </table:table-cell>
              <table:table-cell office:value-type="float" office:value="44174.95">
                <text:p>44174.95</text:p>
              </table:table-cell>
              <table:table-cell office:value-type="float" office:value="43352.5">
                <text:p>43352.5</text:p>
              </table:table-cell>
              <table:table-cell office:value-type="float" office:value="45460.3">
                <text:p>45460.3</text:p>
              </table:table-cell>
              <table:table-cell office:value-type="float" office:value="43782.71">
                <text:p>43782.71</text:p>
              </table:table-cell>
              <table:table-cell office:value-type="float" office:value="45478.87">
                <text:p>45478.87</text:p>
              </table:table-cell>
              <table:table-cell office:value-type="float" office:value="24662.35">
                <text:p>24662.35</text:p>
              </table:table-cell>
              <table:table-cell office:value-type="float" office:value="43327.13">
                <text:p>43327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47cm" svg:height="14.665cm" xlink:href=".." xlink:type="simple" chart:class="chart:line" chart:style-name="ch1">
        <chart:title svg:x="6.494cm" svg:y="0.429cm" chart:style-name="ch2">
          <text:p>Total Splits vs Split Error (200 runs)</text:p>
        </chart:title>
        <chart:legend svg:x="16.025cm" svg:y="3.025cm" style:legend-expansion="custom" chartooo:width="3.066cm" chartooo:height="3.732cm" style:legend-expansion-aspect-ratio="0.821543408360129" chart:style-name="ch3"/>
        <chart:plot-area chart:style-name="ch4" table:cell-range-address="Splits.A4:Splits.B10 Splits.B2:Splits.B2 Splits.E2:Splits.E2 Splits.E4:Splits.E10 Splits.H2:Splits.H2 Splits.H4:Splits.H10 Splits.K2:Splits.K2 Splits.K4:Splits.K10" chart:data-source-has-labels="both" svg:x="0.404cm" svg:y="1.527cm" svg:width="19.439cm" svg:height="12.845cm">
          <chartooo:coordinate-region svg:x="1.211cm" svg:y="1.726cm" svg:width="18.22cm" svg:height="11.999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B4:Splits.B10" chart:label-cell-address="Splits.B2:Splits.B2" chart:class="chart:line">
            <chart:data-point chart:repeated="7"/>
          </chart:series>
          <chart:series chart:style-name="ch8" chart:values-cell-range-address="Splits.E4:Splits.E10" chart:label-cell-address="Splits.E2:Splits.E2" chart:class="chart:line">
            <chart:data-point chart:repeated="7"/>
          </chart:series>
          <chart:series chart:style-name="ch9" chart:values-cell-range-address="Splits.H4:Splits.H10" chart:label-cell-address="Splits.H2:Splits.H2" chart:class="chart:line">
            <chart:data-point chart:repeated="7"/>
          </chart:series>
          <chart:series chart:style-name="ch10" chart:values-cell-range-address="Splits.K4:Splits.K10" chart:label-cell-address="Splits.K2:Splits.K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544.55">
                <text:p>544.55</text:p>
                <draw:g>
                  <svg:desc>Splits.B4:Splits.B10</svg:desc>
                </draw:g>
              </table:table-cell>
              <table:table-cell office:value-type="float" office:value="605.26">
                <text:p>605.26</text:p>
                <draw:g>
                  <svg:desc>Splits.E4:Splits.E10</svg:desc>
                </draw:g>
              </table:table-cell>
              <table:table-cell office:value-type="float" office:value="607.02">
                <text:p>607.02</text:p>
                <draw:g>
                  <svg:desc>Splits.H4:Splits.H10</svg:desc>
                </draw:g>
              </table:table-cell>
              <table:table-cell office:value-type="float" office:value="219.89">
                <text:p>219.89</text:p>
                <draw:g>
                  <svg:desc>Splits.K4:Splits.K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426.99">
                <text:p>426.99</text:p>
              </table:table-cell>
              <table:table-cell office:value-type="float" office:value="460.69">
                <text:p>460.69</text:p>
              </table:table-cell>
              <table:table-cell office:value-type="float" office:value="459.13">
                <text:p>459.13</text:p>
              </table:table-cell>
              <table:table-cell office:value-type="float" office:value="162.93">
                <text:p>162.93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307.86">
                <text:p>307.86</text:p>
              </table:table-cell>
              <table:table-cell office:value-type="float" office:value="331.9">
                <text:p>331.9</text:p>
              </table:table-cell>
              <table:table-cell office:value-type="float" office:value="332.54">
                <text:p>332.54</text:p>
              </table:table-cell>
              <table:table-cell office:value-type="float" office:value="114.49">
                <text:p>114.49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227.12">
                <text:p>227.12</text:p>
              </table:table-cell>
              <table:table-cell office:value-type="float" office:value="254.45">
                <text:p>254.45</text:p>
              </table:table-cell>
              <table:table-cell office:value-type="float" office:value="253.36">
                <text:p>253.36</text:p>
              </table:table-cell>
              <table:table-cell office:value-type="float" office:value="82.54">
                <text:p>82.54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175.03">
                <text:p>175.03</text:p>
              </table:table-cell>
              <table:table-cell office:value-type="float" office:value="206.86">
                <text:p>206.86</text:p>
              </table:table-cell>
              <table:table-cell office:value-type="float" office:value="206.29">
                <text:p>206.29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138.52">
                <text:p>138.52</text:p>
              </table:table-cell>
              <table:table-cell office:value-type="float" office:value="171.1">
                <text:p>171.1</text:p>
              </table:table-cell>
              <table:table-cell office:value-type="float" office:value="170.36">
                <text:p>170.36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112.86">
                <text:p>112.86</text:p>
              </table:table-cell>
              <table:table-cell office:value-type="float" office:value="146.13">
                <text:p>146.13</text:p>
              </table:table-cell>
              <table:table-cell office:value-type="float" office:value="145.95">
                <text:p>145.95</text:p>
              </table:table-cell>
              <table:table-cell office:value-type="float" office:value="33.03">
                <text:p>33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5.952cm" svg:y="0.359cm" chart:style-name="ch2">
          <text:p>% Wanted Splits vs Split Error (200 runs)</text:p>
        </chart:title>
        <chart:legend svg:x="15.944cm" svg:y="6.705cm" style:legend-expansion="custom" chartooo:width="3.066cm" chartooo:height="2.841cm" style:legend-expansion-aspect-ratio="1.0791974656811" chart:style-name="ch3"/>
        <chart:plot-area chart:style-name="ch4" table:cell-range-address="Splits.A4:Splits.A10 Splits.B2:Splits.B2 Splits.D4:Splits.D10 Splits.E2:Splits.E2 Splits.G4:Splits.G10 Splits.H2:Splits.H2 Splits.J4:Splits.J10 Splits.K2:Splits.K2 Splits.M4:Splits.M10" chart:data-source-has-labels="both" svg:x="0.404cm" svg:y="1.387cm" svg:width="19.439cm" svg:height="9.553cm">
          <chartooo:coordinate-region svg:x="2.004cm" svg:y="1.586cm" svg:width="17.427cm" svg:height="8.70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10" chart:label-cell-address="Splits.B2:Splits.B2" chart:class="chart:line">
            <chart:data-point chart:repeated="7"/>
          </chart:series>
          <chart:series chart:style-name="ch9" chart:values-cell-range-address="Splits.G4:Splits.G10" chart:label-cell-address="Splits.E2:Splits.E2" chart:class="chart:line">
            <chart:data-point chart:repeated="7"/>
          </chart:series>
          <chart:series chart:style-name="ch10" chart:values-cell-range-address="Splits.J4:Splits.J10" chart:label-cell-address="Splits.H2:Splits.H2" chart:class="chart:line">
            <chart:data-point chart:repeated="7"/>
          </chart:series>
          <chart:series chart:style-name="ch11" chart:values-cell-range-address="Splits.M4:Splits.M10" chart:label-cell-address="Splits.K2:Splits.K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0.739674960976954">
                <text:p>0.739674960976954</text:p>
                <draw:g>
                  <svg:desc>Splits.D4:Splits.D10</svg:desc>
                </draw:g>
              </table:table-cell>
              <table:table-cell office:value-type="float" office:value="0.69366883653306">
                <text:p>0.69366883653306</text:p>
                <draw:g>
                  <svg:desc>Splits.G4:Splits.G10</svg:desc>
                </draw:g>
              </table:table-cell>
              <table:table-cell office:value-type="float" office:value="0.693667424467069">
                <text:p>0.693667424467069</text:p>
                <draw:g>
                  <svg:desc>Splits.J4:Splits.J10</svg:desc>
                </draw:g>
              </table:table-cell>
              <table:table-cell office:value-type="float" office:value="0.696302696802947">
                <text:p>0.696302696802947</text:p>
                <draw:g>
                  <svg:desc>Splits.M4:Splits.M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0.855406449799761">
                <text:p>0.855406449799761</text:p>
              </table:table-cell>
              <table:table-cell office:value-type="float" office:value="0.835377368729514">
                <text:p>0.835377368729514</text:p>
              </table:table-cell>
              <table:table-cell office:value-type="float" office:value="0.83168165878945">
                <text:p>0.83168165878945</text:p>
              </table:table-cell>
              <table:table-cell office:value-type="float" office:value="0.815135334192598">
                <text:p>0.815135334192598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0.93773143636718">
                <text:p>0.93773143636718</text:p>
              </table:table-cell>
              <table:table-cell office:value-type="float" office:value="0.933865622175354">
                <text:p>0.933865622175354</text:p>
              </table:table-cell>
              <table:table-cell office:value-type="float" office:value="0.935406266915258">
                <text:p>0.935406266915258</text:p>
              </table:table-cell>
              <table:table-cell office:value-type="float" office:value="0.91553847497598">
                <text:p>0.91553847497598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0.975211342021839">
                <text:p>0.975211342021839</text:p>
              </table:table-cell>
              <table:table-cell office:value-type="float" office:value="0.97119276871684">
                <text:p>0.97119276871684</text:p>
              </table:table-cell>
              <table:table-cell office:value-type="float" office:value="0.971818755920429">
                <text:p>0.971818755920429</text:p>
              </table:table-cell>
              <table:table-cell office:value-type="float" office:value="0.958686697358856">
                <text:p>0.958686697358856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0.987487859224133">
                <text:p>0.987487859224133</text:p>
              </table:table-cell>
              <table:table-cell office:value-type="float" office:value="0.983950497921299">
                <text:p>0.983950497921299</text:p>
              </table:table-cell>
              <table:table-cell office:value-type="float" office:value="0.984827185030782">
                <text:p>0.984827185030782</text:p>
              </table:table-cell>
              <table:table-cell office:value-type="float" office:value="0.977635782747604">
                <text:p>0.977635782747604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0.993502743286168">
                <text:p>0.993502743286168</text:p>
              </table:table-cell>
              <table:table-cell office:value-type="float" office:value="0.991233196960842">
                <text:p>0.991233196960842</text:p>
              </table:table-cell>
              <table:table-cell office:value-type="float" office:value="0.990197229396572">
                <text:p>0.990197229396572</text:p>
              </table:table-cell>
              <table:table-cell office:value-type="float" office:value="0.986554238833181">
                <text:p>0.986554238833181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0.995835548467127">
                <text:p>0.995835548467127</text:p>
              </table:table-cell>
              <table:table-cell office:value-type="float" office:value="0.992677752685965">
                <text:p>0.992677752685965</text:p>
              </table:table-cell>
              <table:table-cell office:value-type="float" office:value="0.992874272010963">
                <text:p>0.992874272010963</text:p>
              </table:table-cell>
              <table:table-cell office:value-type="float" office:value="0.989100817438692">
                <text:p>0.989100817438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7.399cm" svg:y="0.358cm" chart:style-name="ch2">
          <text:p>Wanted Splits vs Split Error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4:Splits.A10 Splits.B2:Splits.B2 Splits.C4:Splits.C10 Splits.E2:Splits.E2 Splits.F4:Splits.F10 Splits.H2:Splits.H2 Splits.I4:Splits.I10 Splits.K2:Splits.K2 Splits.L4:Splits.L10" chart:data-source-has-labels="both" svg:x="0.408cm" svg:y="1.385cm" svg:width="19.626cm" svg:height="9.503cm">
          <chartooo:coordinate-region svg:x="1.215cm" svg:y="1.584cm" svg:width="18.407cm" svg:height="8.65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C4:Splits.C10" chart:label-cell-address="Splits.B2:Splits.B2" chart:class="chart:line">
            <chart:data-point chart:repeated="7"/>
          </chart:series>
          <chart:series chart:style-name="ch8" chart:values-cell-range-address="Splits.F4:Splits.F10" chart:label-cell-address="Splits.E2:Splits.E2" chart:class="chart:line">
            <chart:data-point chart:repeated="7"/>
          </chart:series>
          <chart:series chart:style-name="ch9" chart:values-cell-range-address="Splits.I4:Splits.I10" chart:label-cell-address="Splits.H2:Splits.H2" chart:class="chart:line">
            <chart:data-point chart:repeated="7"/>
          </chart:series>
          <chart:series chart:style-name="ch10" chart:values-cell-range-address="Splits.L4:Splits.L10" chart:label-cell-address="Splits.K2:Splits.K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402.79">
                <text:p>402.79</text:p>
                <draw:g>
                  <svg:desc>Splits.C4:Splits.C10</svg:desc>
                </draw:g>
              </table:table-cell>
              <table:table-cell office:value-type="float" office:value="419.85">
                <text:p>419.85</text:p>
                <draw:g>
                  <svg:desc>Splits.F4:Splits.F10</svg:desc>
                </draw:g>
              </table:table-cell>
              <table:table-cell office:value-type="float" office:value="421.07">
                <text:p>421.07</text:p>
                <draw:g>
                  <svg:desc>Splits.I4:Splits.I10</svg:desc>
                </draw:g>
              </table:table-cell>
              <table:table-cell office:value-type="float" office:value="153.11">
                <text:p>153.11</text:p>
                <draw:g>
                  <svg:desc>Splits.L4:Splits.L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365.25">
                <text:p>365.25</text:p>
              </table:table-cell>
              <table:table-cell office:value-type="float" office:value="384.85">
                <text:p>384.85</text:p>
              </table:table-cell>
              <table:table-cell office:value-type="float" office:value="381.85">
                <text:p>381.85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288.69">
                <text:p>288.69</text:p>
              </table:table-cell>
              <table:table-cell office:value-type="float" office:value="309.95">
                <text:p>309.95</text:p>
              </table:table-cell>
              <table:table-cell office:value-type="float" office:value="311.06">
                <text:p>311.06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221.49">
                <text:p>221.49</text:p>
              </table:table-cell>
              <table:table-cell office:value-type="float" office:value="247.12">
                <text:p>247.12</text:p>
              </table:table-cell>
              <table:table-cell office:value-type="float" office:value="246.22">
                <text:p>246.22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172.84">
                <text:p>172.84</text:p>
              </table:table-cell>
              <table:table-cell office:value-type="float" office:value="203.54">
                <text:p>203.54</text:p>
              </table:table-cell>
              <table:table-cell office:value-type="float" office:value="203.16">
                <text:p>203.16</text:p>
              </table:table-cell>
              <table:table-cell office:value-type="float" office:value="58.14">
                <text:p>58.14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137.62">
                <text:p>137.62</text:p>
              </table:table-cell>
              <table:table-cell office:value-type="float" office:value="169.6">
                <text:p>169.6</text:p>
              </table:table-cell>
              <table:table-cell office:value-type="float" office:value="168.69">
                <text:p>168.69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112.39">
                <text:p>112.39</text:p>
              </table:table-cell>
              <table:table-cell office:value-type="float" office:value="145.06">
                <text:p>145.06</text:p>
              </table:table-cell>
              <table:table-cell office:value-type="float" office:value="144.91">
                <text:p>144.91</text:p>
              </table:table-cell>
              <table:table-cell office:value-type="float" office:value="32.67">
                <text:p>32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2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40000" chart:maximum="5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 chart:error-upper-range="Rewards.E4:Rewards.E10" chart:error-lower-range="Rewards.E4:Rewards.E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 chart:error-upper-range="Rewards.G4:Rewards.G10" chart:error-lower-range="Rewards.G4:Rewards.G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3cm" svg:height="12.166cm" xlink:href=".." xlink:type="simple" chart:class="chart:line" chart:style-name="ch1">
        <chart:title svg:x="4.047cm" svg:y="0.379cm" chart:style-name="ch2">
          <text:p>Total Rewards vs Discount (200 runs)</text:p>
        </chart:title>
        <chart:legend svg:x="2.211cm" svg:y="8.354cm" style:legend-expansion="custom" chartooo:width="3.012cm" chartooo:height="2.798cm" style:legend-expansion-aspect-ratio="1.07648320228735" chart:style-name="ch3"/>
        <chart:plot-area chart:style-name="ch4" table:cell-range-address="Rewards.A3:Rewards.A12 Rewards.D2:Rewards.G12" chart:data-source-has-labels="both" svg:x="0.314cm" svg:y="1.427cm" svg:width="15.095cm" svg:height="10.496cm">
          <chartooo:coordinate-region svg:x="1.491cm" svg:y="1.626cm" svg:width="13.679cm" svg:height="9.65cm"/>
          <chart:axis chart:dimension="x" chart:name="primary-x" chart:style-name="ch5" chartooo:axis-type="auto">
            <chartooo:date-scale/>
            <chart:categories table:cell-range-address="Rewards.A3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D3:Rewards.D12" chart:label-cell-address="Rewards.D2:Rewards.D2" chart:class="chart:line">
            <chart:data-point chart:repeated="10"/>
          </chart:series>
          <chart:series chart:style-name="ch9" chart:values-cell-range-address="Rewards.E3:Rewards.E12" chart:label-cell-address="Rewards.E2:Rewards.E2" chart:class="chart:line">
            <chart:data-point chart:repeated="10"/>
          </chart:series>
          <chart:series chart:style-name="ch10" chart:values-cell-range-address="Rewards.F3:Rewards.F12" chart:label-cell-address="Rewards.F2:Rewards.F2" chart:class="chart:line">
            <chart:data-point chart:repeated="10"/>
          </chart:series>
          <chart:series chart:style-name="ch11" chart:values-cell-range-address="Rewards.G3:Rewards.G12" chart:label-cell-address="Rewards.G2:Rewards.G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y</text:p>
                <draw:g>
                  <svg:desc>Rewards.D2:Rewards.D2</svg:desc>
                </draw:g>
              </table:table-cell>
              <table:table-cell office:value-type="string">
                <text:p>Any-noT</text:p>
                <draw:g>
                  <svg:desc>Rewards.E2:Rewards.E2</svg:desc>
                </draw:g>
              </table:table-cell>
              <table:table-cell office:value-type="string">
                <text:p>Max</text:p>
                <draw:g>
                  <svg:desc>Rewards.F2:Rewards.F2</svg:desc>
                </draw:g>
              </table:table-cell>
              <table:table-cell office:value-type="string">
                <text:p>Max-noT</text:p>
                <draw:g>
                  <svg:desc>Rewards.G2:Rewards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3:Rewards.A12</svg:desc>
                </draw:g>
              </table:table-cell>
              <table:table-cell office:value-type="float" office:value="49028.96">
                <text:p>49028.96</text:p>
                <draw:g>
                  <svg:desc>Rewards.D3:Rewards.D12</svg:desc>
                </draw:g>
              </table:table-cell>
              <table:table-cell office:value-type="float" office:value="49056.43">
                <text:p>49056.43</text:p>
                <draw:g>
                  <svg:desc>Rewards.E3:Rewards.E12</svg:desc>
                </draw:g>
              </table:table-cell>
              <table:table-cell office:value-type="float" office:value="49480.86">
                <text:p>49480.86</text:p>
                <draw:g>
                  <svg:desc>Rewards.F3:Rewards.F12</svg:desc>
                </draw:g>
              </table:table-cell>
              <table:table-cell office:value-type="float" office:value="49190.04">
                <text:p>49190.04</text:p>
                <draw:g>
                  <svg:desc>Rewards.G3:Rewards.G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9126.34">
                <text:p>49126.34</text:p>
              </table:table-cell>
              <table:table-cell office:value-type="float" office:value="49164.13">
                <text:p>49164.13</text:p>
              </table:table-cell>
              <table:table-cell office:value-type="float" office:value="49294.89">
                <text:p>49294.89</text:p>
              </table:table-cell>
              <table:table-cell office:value-type="float" office:value="49129.95">
                <text:p>49129.9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8930.85">
                <text:p>48930.85</text:p>
              </table:table-cell>
              <table:table-cell office:value-type="float" office:value="49145.12">
                <text:p>49145.12</text:p>
              </table:table-cell>
              <table:table-cell office:value-type="float" office:value="49119.74">
                <text:p>49119.74</text:p>
              </table:table-cell>
              <table:table-cell office:value-type="float" office:value="49346.26">
                <text:p>49346.2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8742.3">
                <text:p>48742.3</text:p>
              </table:table-cell>
              <table:table-cell office:value-type="float" office:value="49184.87">
                <text:p>49184.87</text:p>
              </table:table-cell>
              <table:table-cell office:value-type="float" office:value="49257.81">
                <text:p>49257.81</text:p>
              </table:table-cell>
              <table:table-cell office:value-type="float" office:value="49229.33">
                <text:p>49229.3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8623.5">
                <text:p>48623.5</text:p>
              </table:table-cell>
              <table:table-cell office:value-type="float" office:value="48909.26">
                <text:p>48909.26</text:p>
              </table:table-cell>
              <table:table-cell office:value-type="float" office:value="48911.5">
                <text:p>48911.5</text:p>
              </table:table-cell>
              <table:table-cell office:value-type="float" office:value="49066.09">
                <text:p>49066.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8324.03">
                <text:p>48324.03</text:p>
              </table:table-cell>
              <table:table-cell office:value-type="float" office:value="49028.37">
                <text:p>49028.37</text:p>
              </table:table-cell>
              <table:table-cell office:value-type="float" office:value="48459.74">
                <text:p>48459.74</text:p>
              </table:table-cell>
              <table:table-cell office:value-type="float" office:value="49111.79">
                <text:p>49111.7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7823.51">
                <text:p>47823.51</text:p>
              </table:table-cell>
              <table:table-cell office:value-type="float" office:value="48906.41">
                <text:p>48906.41</text:p>
              </table:table-cell>
              <table:table-cell office:value-type="float" office:value="48149.85">
                <text:p>48149.85</text:p>
              </table:table-cell>
              <table:table-cell office:value-type="float" office:value="48768">
                <text:p>4876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7439.09">
                <text:p>47439.09</text:p>
              </table:table-cell>
              <table:table-cell office:value-type="float" office:value="48406.8">
                <text:p>48406.8</text:p>
              </table:table-cell>
              <table:table-cell office:value-type="float" office:value="47096.02">
                <text:p>47096.02</text:p>
              </table:table-cell>
              <table:table-cell office:value-type="float" office:value="48412.96">
                <text:p>48412.9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6326.16">
                <text:p>46326.16</text:p>
              </table:table-cell>
              <table:table-cell office:value-type="float" office:value="47778.4">
                <text:p>47778.4</text:p>
              </table:table-cell>
              <table:table-cell office:value-type="float" office:value="46370.78">
                <text:p>46370.78</text:p>
              </table:table-cell>
              <table:table-cell office:value-type="float" office:value="47842.24">
                <text:p>47842.2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3352.5">
                <text:p>43352.5</text:p>
              </table:table-cell>
              <table:table-cell office:value-type="float" office:value="45460.3">
                <text:p>45460.3</text:p>
              </table:table-cell>
              <table:table-cell office:value-type="float" office:value="43782.71">
                <text:p>43782.71</text:p>
              </table:table-cell>
              <table:table-cell office:value-type="float" office:value="45478.87">
                <text:p>45478.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